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0dead1" officeooo:paragraph-rsid="000dead1"/>
    </style:style>
    <style:style style:name="T1" style:family="text">
      <style:text-properties officeooo:rsid="000f41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Will the drivers, passengers and other potential users other than managers be able to sign up with third party credentials(Google and Apple)?</text:p>
      <text:p text:style-name="Standard">2- Maybe consider switching to PostgreSQL?</text:p>
      <text:p text:style-name="Standard">3- How will drivers sign up?<text:tab/></text:p>
      <text:p text:style-name="P2">4- How to make UI prettie<text:span text:style-name="T1">r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5-04-05T14:15:04.943000000</dc:date>
    <meta:editing-duration>PT3M3S</meta:editing-duration>
    <meta:editing-cycles>2</meta:editing-cycles>
    <meta:document-statistic meta:table-count="0" meta:image-count="0" meta:object-count="0" meta:page-count="1" meta:paragraph-count="4" meta:word-count="41" meta:character-count="242" meta:non-whitespace-character-count="204"/>
  </office:meta>
</office:document-meta>
</file>